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C000001CD18097AE284ECB635.png" manifest:media-type="image/png"/>
  <manifest:file-entry manifest:full-path="Pictures/10027C67000077FE0000330ECE54E4E21310B1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cm" svg:y="0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5.2cm" svg:y="0cm">
          <draw:text-box>
            <text:p><text:span text:style-name="T1">B.</text:span></text:p>
          </draw:text-box>
        </draw:frame>
        <draw:frame draw:style-name="gr1" draw:text-style-name="P1" draw:layer="layout" svg:width="2.2cm" svg:height="1.358cm" svg:x="10.5cm" svg:y="0cm">
          <draw:text-box>
            <text:p><text:span text:style-name="T1">C.</text:span></text:p>
          </draw:text-box>
        </draw:frame>
        <draw:frame draw:style-name="gr2" draw:text-style-name="P2" draw:layer="layout" svg:width="15.91cm" svg:height="6.769cm" svg:x="0.467cm" svg:y="0.831cm">
          <draw:image xlink:href="Pictures/10027C67000077FE0000330ECE54E4E21310B13C.svg" xlink:type="simple" xlink:show="embed" xlink:actuate="onLoad" loext:mime-type="image/svg+xml">
            <text:p/>
          </draw:image>
          <draw:image xlink:href="Pictures/100002010000043C000001CD18097AE284ECB63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7cm" fo:page-height="7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2:18:04.376832940</meta:creation-date>
    <dc:date>2024-08-28T11:43:06.639586978</dc:date>
    <meta:editing-duration>PT26M16S</meta:editing-duration>
    <meta:editing-cycles>3</meta:editing-cycles>
    <meta:generator>LibreOffice/6.4.7.2$Linux_X86_64 LibreOffice_project/40$Build-2</meta:generator>
    <meta:document-statistic meta:object-count="4"/>
  </office:meta>
</office:document-meta>
</file>